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padding="0in" fo:border="none"/>
    </style:style>
    <style:style style:name="P2" style:family="paragraph" style:parent-style-name="Standard" style:list-style-name="WWNum2">
      <loext:graphic-properties draw:fill-color="#ffffff"/>
      <style:paragraph-properties fo:margin-left="0.5in" fo:margin-right="0in" fo:text-indent="-0.25in" style:auto-text-indent="false" fo:padding="0in" fo:border="none"/>
    </style:style>
    <style:style style:name="P3" style:family="paragraph" style:parent-style-name="Standard" style:list-style-name="WWNum1">
      <loext:graphic-properties draw:fill-color="#ffffff"/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loext:graphic-properties draw:fill-color="#ffffff"/>
      <style:paragraph-properties fo:margin-left="1in" fo:margin-right="0in" fo:text-indent="-0.25in" style:auto-text-indent="false" fo:padding="0in" fo:border="none"/>
    </style:style>
    <style:style style:name="P5" style:family="paragraph" style:parent-style-name="Standard">
      <loext:graphic-properties draw:fill-color="#ffffff"/>
      <style:paragraph-properties fo:margin-left="0in" fo:margin-right="0in" fo:text-indent="0in" style:auto-text-indent="false" fo:padding="0in" fo:border="none"/>
    </style:style>
    <style:style style:name="P6" style:family="paragraph" style:parent-style-name="Standard">
      <loext:graphic-properties draw:fill-color="#ffffff"/>
      <style:paragraph-properties fo:margin-left="0in" fo:margin-right="0in" fo:text-indent="0in" style:auto-text-indent="false" fo:padding="0in" fo:border="none"/>
      <style:text-properties fo:font-size="10pt" style:font-size-asian="10pt" style:font-size-complex="10pt"/>
    </style:style>
    <style:style style:name="P7" style:family="paragraph" style:parent-style-name="Standard" style:master-page-name="Standard">
      <loext:graphic-properties draw:fill-color="#ffffff"/>
      <style:paragraph-properties style:page-number="1" fo:padding="0in" fo:border="none"/>
    </style:style>
    <style:style style:name="P8" style:family="paragraph" style:parent-style-name="Standard">
      <loext:graphic-properties draw:fill-color="#ffffff"/>
      <style:paragraph-properties fo:margin-left="0in" fo:margin-right="3.698in" fo:margin-top="0in" fo:margin-bottom="0.0799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ad9e3"/>
    </style:style>
    <style:style style:name="P9" style:family="paragraph" style:parent-style-name="Standard">
      <loext:graphic-properties draw:fill-color="#ffffff"/>
      <style:paragraph-properties fo:margin-left="0in" fo:margin-right="3.698in" fo:margin-top="0in" fo:margin-bottom="0.0799in" loext:contextual-spacing="false" fo:line-height="100%" fo:text-indent="0in" style:auto-text-indent="false" fo:padding="0in" fo:border="none"/>
      <style:text-properties style:font-name="Arial" fo:font-size="7pt" officeooo:paragraph-rsid="001ad9e3" style:font-name-asian="Arial1" style:font-size-asian="7pt" style:font-name-complex="Arial1" style:font-size-complex="7pt"/>
    </style:style>
    <style:style style:name="P10" style:family="paragraph" style:parent-style-name="Standard">
      <loext:graphic-properties draw:fill-color="#ffffff"/>
      <style:paragraph-properties fo:margin-left="0in" fo:margin-right="3.698in" fo:margin-top="0in" fo:margin-bottom="0.0799in" loext:contextual-spacing="false" fo:line-height="100%" fo:text-indent="0in" style:auto-text-indent="false" fo:padding="0in" fo:border="none"/>
      <style:text-properties officeooo:paragraph-rsid="001ad9e3"/>
    </style:style>
    <style:style style:name="P11" style:family="paragraph" style:parent-style-name="Standard">
      <loext:graphic-properties draw:fill-color="#ffffff"/>
      <style:paragraph-properties fo:margin-left="0in" fo:margin-right="3.698in" fo:margin-top="0in" fo:margin-bottom="0.0799in" loext:contextual-spacing="false" fo:line-height="100%" fo:text-indent="0in" style:auto-text-indent="false" fo:break-before="page" fo:padding="0in" fo:border="none"/>
      <style:text-properties style:font-name="Arial" fo:font-size="7pt" officeooo:rsid="001ad9e3" officeooo:paragraph-rsid="001ad9e3" style:font-name-asian="Arial1" style:font-size-asian="7pt" style:font-name-complex="Arial1" style:font-size-complex="7pt"/>
    </style:style>
    <style:style style:name="P12" style:family="paragraph" style:parent-style-name="Standard">
      <loext:graphic-properties draw:fill-color="#ffffff"/>
      <style:paragraph-properties fo:margin-left="0in" fo:margin-right="2.8366in" fo:margin-top="0in" fo:margin-bottom="0.0799in" loext:contextual-spacing="false" fo:line-height="100%" fo:text-indent="0in" style:auto-text-indent="false" fo:padding="0in" fo:border="none"/>
      <style:text-properties officeooo:paragraph-rsid="001ad9e3"/>
    </style:style>
    <style:style style:name="P13" style:family="paragraph" style:parent-style-name="Standard">
      <loext:graphic-properties draw:fill-color="#ffffff"/>
      <style:paragraph-properties fo:margin-left="0in" fo:margin-right="0.2118in" fo:margin-top="0in" fo:margin-bottom="0.0799in" loext:contextual-spacing="false" fo:line-height="100%" fo:text-indent="0in" style:auto-text-indent="false" fo:padding="0in" fo:border="none"/>
      <style:text-properties officeooo:paragraph-rsid="001ad9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222222" fo:font-size="10.5pt" style:font-size-asian="10.5pt" style:font-size-complex="10.5pt" fo:background-color="#fffff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Arial" fo:font-size="7pt" style:font-name-asian="Arial1" style:font-size-asian="7pt" style:font-name-complex="Arial1" style:font-size-complex="7pt"/>
    </style:style>
    <style:style style:name="T7" style:family="text">
      <style:text-properties style:font-name="Arial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T8" style:family="text">
      <style:text-properties style:font-name="Arial" fo:font-size="9pt" style:font-name-asian="Arial1" style:font-size-asian="9pt" style:font-name-complex="Arial1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E77 Spark plug change procedure</text:span></text:p>
      <text:p text:style-name="P1"/>
      <text:p text:style-name="P1">tools:</text:p>
      <text:list xml:id="list9134458447829397083" text:style-name="WWNum2">
        <text:list-item>
          <text:p text:style-name="P2">degreaser</text:p>
        </text:list-item>
        <text:list-item>
          <text:p text:style-name="P2">(<text:span text:style-name="T3">AN4027-1) 18mm copper spark plug gaskets ($0.36/each)</text:span></text:p>
        </text:list-item>
        <text:list-item>
          <text:p text:style-name="P2">adjustable wrench OR ⅝” wrench</text:p>
        </text:list-item>
        <text:list-item>
          <text:p text:style-name="P2">torque wrench (30-35 ft-lbs / 420 lb-in)</text:p>
        </text:list-item>
        <text:list-item>
          <text:p text:style-name="P2">⅞” deep socket</text:p>
        </text:list-item>
        <text:list-item>
          <text:p text:style-name="P2">spark plug anti-seize</text:p>
        </text:list-item>
        <text:list-item>
          <text:p text:style-name="P2">gap feeler gauge</text:p>
        </text:list-item>
      </text:list>
      <text:p text:style-name="P1"/>
      <text:p text:style-name="P1">Spark plug change procedure:</text:p>
      <text:list xml:id="list8894728306637533711" text:style-name="WWNum1">
        <text:list-item>
          <text:p text:style-name="P3">disconnect battery</text:p>
        </text:list-item>
        <text:list-item>
          <text:p text:style-name="P3">open cowling</text:p>
        </text:list-item>
        <text:list-item>
          <text:p text:style-name="P3">for each spark plug, one by one</text:p>
          <text:list>
            <text:list-item>
              <text:p text:style-name="P4">loosen wire with adjustable wrench</text:p>
            </text:list-item>
            <text:list-item>
              <text:p text:style-name="P4">with ⅞” spark plug socket, carefully unscrew plug</text:p>
            </text:list-item>
            <text:list-item>
              <text:p text:style-name="P4">clean spark plug with pick and degreaser.</text:p>
            </text:list-item>
            <text:list-item>
              <text:p text:style-name="P4">check gap to about 0.020”</text:p>
            </text:list-item>
            <text:list-item>
              <text:p text:style-name="P4">lubricate spark plug outer threads with anti-seize</text:p>
            </text:list-item>
            <text:list-item>
              <text:p text:style-name="P4">lubricate electrical parts with dielectric grease</text:p>
            </text:list-item>
            <text:list-item>
              <text:p text:style-name="P4">install new copper gasket</text:p>
            </text:list-item>
            <text:list-item>
              <text:p text:style-name="P4">screw spark plug back in carefully by hand</text:p>
            </text:list-item>
            <text:list-item>
              <text:p text:style-name="P4">torque to 30 ft lbs</text:p>
            </text:list-item>
            <text:list-item>
              <text:p text:style-name="P4">connect wire</text:p>
            </text:list-item>
          </text:list>
        </text:list-item>
        <text:list-item>
          <text:p text:style-name="P3">runup test</text:p>
        </text:list-item>
        <text:list-item>
          <text:p text:style-name="P3">update maintenance log</text:p>
        </text:list-item>
      </text:list>
      <text:p text:style-name="P1"/>
      <text:p text:style-name="P5">Spark plug type: <text:tab/>CHAMPION REM37BY (~$29)</text:p>
      <text:p text:style-name="P5"/>
      <text:p text:style-name="P6"/>
      <text:p text:style-name="P5"><text:span text:style-name="T4">NOTE: Spark plug gage must be set at .016-.022 inch. Installation torque for all spark plugs is 420 inch-pounds (35 foot-pounds). Installation torque for 5/8-24 lead nuts is 80-90 inch-pounds and 110-120 inch-pounds for 3/4-20 lead nuts. Always use new gaskets (P/N STD-295) when reinstalling spark plugs. </text:span></text:p>
      <text:p text:style-name="P5"><text:span text:style-name="T5">Reference: Lycoming Service Instruction No. 1042Z</text:span></text:p>
      <text:p text:style-name="P11">Example Log entry:</text:p>
      <text:p text:style-name="P9"/>
      <text:p text:style-name="P12"><text:span text:style-name="T6">DATE: <text:tab/></text:span><text:span text:style-name="T7">November 15, 2014<text:tab/><text:tab/></text:span><text:span text:style-name="T6">TACH TIME: </text:span><text:span text:style-name="T7">2623.99<text:tab/></text:span><text:span text:style-name="T6">SMOH: </text:span><text:span text:style-name="T7">559.19</text:span></text:p>
      <text:p text:style-name="P10"><text:span text:style-name="T6">A/C Reg: <text:tab/></text:span><text:span text:style-name="T7">N610WM</text:span><text:span text:style-name="T6"><text:tab/>Model:</text:span><text:span text:style-name="T7">BE-77</text:span><text:span text:style-name="T6"><text:tab/>S/N:</text:span><text:span text:style-name="T7"> WA-64</text:span></text:p>
      <text:p text:style-name="P10"><text:span text:style-name="T6">Engine: <text:tab/></text:span><text:span text:style-name="T7">Lycoming O-235-L2C</text:span><text:span text:style-name="T6"><text:tab/><text:tab/>S/N:</text:span><text:span text:style-name="T7"> L-20428-15</text:span><text:span text:style-name="T6"><text:tab/></text:span></text:p>
      <text:p text:style-name="P13"><text:span text:style-name="T9">Cleaned and measured gap on all spark plugs i.a.w. </text:span><text:span text:style-name="T8">Lycoming Service Instruction No. 1042Z.</text:span></text:p>
      <text:p text:style-name="P10"><text:span text:style-name="T10">Peter D. Ungsunan</text:span><text:line-break/><text:span text:style-name="T6">Owner / Pilot 3198409</text:span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19:04:19.671000000</dc:date>
    <meta:editing-duration>PT39S</meta:editing-duration>
    <meta:editing-cycles>1</meta:editing-cycles>
    <meta:document-statistic meta:table-count="0" meta:image-count="0" meta:object-count="0" meta:page-count="2" meta:paragraph-count="34" meta:word-count="240" meta:character-count="1395" meta:non-whitespace-character-count="1206"/>
    <meta:generator>LibreOffice/5.2.7.2$Windows_X86_64 LibreOffice_project/2b7f1e640c46ceb28adf43ee075a6e8b8439ed10</meta:generator>
  </office:meta>
</office:document-meta>
</file>